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9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18.93mm"/>
    </style:style>
    <style:style style:name="co5" style:family="table-column">
      <style:table-column-properties fo:break-before="auto" style:column-width="16.81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able-cell-properties fo:border-bottom="0.99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11"/>
    <style:style style:name="ce9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10" style:family="table-cell" style:parent-style-name="Default" style:data-style-name="N61"/>
    <style:style style:name="ce11" style:family="table-cell" style:parent-style-name="Default">
      <style:table-cell-properties fo:border-bottom="none" fo:border-left="none" fo:border-right="0.99pt solid #000000" fo:border-top="0.99pt solid #000000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13" style:family="table-cell" style:parent-style-name="Default">
      <style:table-cell-properties fo:border-bottom="0.99pt solid #000000" fo:border-left="none" fo:border-right="0.99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Polus</text:p>
          </table:table-cell>
          <table:table-cell table:style-name="ce7" office:value-type="float" office:value="128" calcext:value-type="float" table:number-columns-spanned="4" table:number-rows-spanned="1">
            <text:p>128</text:p>
          </table:table-cell>
          <table:covered-table-cell table:number-columns-repeated="3"/>
          <table:table-cell table:style-name="ce7" office:value-type="float" office:value="256" calcext:value-type="float" table:number-columns-spanned="4" table:number-rows-spanned="1">
            <text:p>256</text:p>
          </table:table-cell>
          <table:covered-table-cell table:number-columns-repeated="3"/>
          <table:table-cell table:style-name="ce7" office:value-type="float" office:value="512" calcext:value-type="float" table:number-columns-spanned="4" table:number-rows-spanned="1">
            <text:p>512</text:p>
          </table:table-cell>
          <table:covered-table-cell table:number-columns-repeated="3"/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7.03547" calcext:value-type="float">
            <text:p>17,035</text:p>
          </table:table-cell>
          <table:table-cell table:number-columns-repeated="2" table:style-name="ce8" office:value-type="float" office:value="17.11378" calcext:value-type="float">
            <text:p>17,114</text:p>
          </table:table-cell>
          <table:table-cell table:formula="of:=AVERAGE([.C3:.E3])" office:value-type="float" office:value="17.0876766666667" calcext:value-type="float">
            <text:p>17,0876766667</text:p>
          </table:table-cell>
          <table:table-cell office:value-type="float" office:value="135.744588" calcext:value-type="float">
            <text:p>135,744588</text:p>
          </table:table-cell>
          <table:table-cell office:value-type="float" office:value="135.747285" calcext:value-type="float">
            <text:p>135,747285</text:p>
          </table:table-cell>
          <table:table-cell office:value-type="float" office:value="136.137847" calcext:value-type="float">
            <text:p>136,137847</text:p>
          </table:table-cell>
          <table:table-cell table:formula="of:=AVERAGE([.G3:.I3])" office:value-type="float" office:value="135.876573333333" calcext:value-type="float">
            <text:p>135,8765733333</text:p>
          </table:table-cell>
          <table:table-cell table:style-name="ce8" office:value-type="float" office:value="1072.597433" calcext:value-type="float">
            <text:p>1072,597</text:p>
          </table:table-cell>
          <table:table-cell table:style-name="ce8" office:value-type="float" office:value="1068.353324" calcext:value-type="float">
            <text:p>1068,353</text:p>
          </table:table-cell>
          <table:table-cell table:style-name="ce8" office:value-type="float" office:value="1073.233255" calcext:value-type="float">
            <text:p>1073,233</text:p>
          </table:table-cell>
          <table:table-cell table:formula="of:=AVERAGE([.K3:.M3])" office:value-type="float" office:value="1071.39467066667" calcext:value-type="float">
            <text:p>1071,394670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9.757563" calcext:value-type="float">
            <text:p>9,758</text:p>
          </table:table-cell>
          <table:table-cell table:style-name="ce8" office:value-type="float" office:value="9.832286" calcext:value-type="float">
            <text:p>9,832</text:p>
          </table:table-cell>
          <table:table-cell table:style-name="ce8" office:value-type="float" office:value="9.878893" calcext:value-type="float">
            <text:p>9,879</text:p>
          </table:table-cell>
          <table:table-cell table:formula="of:=AVERAGE([.C4:.E4])" office:value-type="float" office:value="9.822914" calcext:value-type="float">
            <text:p>9,822914</text:p>
          </table:table-cell>
          <table:table-cell table:style-name="ce8" office:value-type="float" office:value="100.205972" calcext:value-type="float">
            <text:p>100,206</text:p>
          </table:table-cell>
          <table:table-cell table:style-name="ce8" office:value-type="float" office:value="103.847392" calcext:value-type="float">
            <text:p>103,847</text:p>
          </table:table-cell>
          <table:table-cell table:style-name="ce8" office:value-type="float" office:value="106.079165" calcext:value-type="float">
            <text:p>106,079</text:p>
          </table:table-cell>
          <table:table-cell table:formula="of:=AVERAGE([.G4:.I4])" office:value-type="float" office:value="103.377509666667" calcext:value-type="float">
            <text:p>103,3775096667</text:p>
          </table:table-cell>
          <table:table-cell table:style-name="ce8" office:value-type="float" office:value="667.285627" calcext:value-type="float">
            <text:p>667,286</text:p>
          </table:table-cell>
          <table:table-cell table:style-name="ce8" office:value-type="float" office:value="670.231153" calcext:value-type="float">
            <text:p>670,231</text:p>
          </table:table-cell>
          <table:table-cell table:style-name="ce8" office:value-type="float" office:value="683.994832" calcext:value-type="float">
            <text:p>683,995</text:p>
          </table:table-cell>
          <table:table-cell table:formula="of:=AVERAGE([.K4:.M4])" office:value-type="float" office:value="673.837204" calcext:value-type="float">
            <text:p>673,8372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5.772095" calcext:value-type="float">
            <text:p>5,772</text:p>
          </table:table-cell>
          <table:table-cell table:style-name="ce8" office:value-type="float" office:value="5.860737" calcext:value-type="float">
            <text:p>5,861</text:p>
          </table:table-cell>
          <table:table-cell table:style-name="ce8" office:value-type="float" office:value="5.929441" calcext:value-type="float">
            <text:p>5,929</text:p>
          </table:table-cell>
          <table:table-cell table:formula="of:=AVERAGE([.C5:.E5])" office:value-type="float" office:value="5.854091" calcext:value-type="float">
            <text:p>5,854091</text:p>
          </table:table-cell>
          <table:table-cell table:style-name="ce8" office:value-type="float" office:value="45.707956" calcext:value-type="float">
            <text:p>45,708</text:p>
          </table:table-cell>
          <table:table-cell table:style-name="ce8" office:value-type="float" office:value="43.944685" calcext:value-type="float">
            <text:p>43,945</text:p>
          </table:table-cell>
          <table:table-cell table:style-name="ce8" office:value-type="float" office:value="46.047228" calcext:value-type="float">
            <text:p>46,047</text:p>
          </table:table-cell>
          <table:table-cell table:formula="of:=AVERAGE([.G5:.I5])" office:value-type="float" office:value="45.2332896666667" calcext:value-type="float">
            <text:p>45,2332896667</text:p>
          </table:table-cell>
          <table:table-cell table:style-name="ce8" office:value-type="float" office:value="380.937157" calcext:value-type="float">
            <text:p>380,937</text:p>
          </table:table-cell>
          <table:table-cell table:style-name="ce8" office:value-type="float" office:value="380.973399" calcext:value-type="float">
            <text:p>380,973</text:p>
          </table:table-cell>
          <table:table-cell table:style-name="ce8" office:value-type="float" office:value="328.317344" calcext:value-type="float">
            <text:p>328,317</text:p>
          </table:table-cell>
          <table:table-cell table:formula="of:=AVERAGE([.K5:.M5])" office:value-type="float" office:value="363.4093" calcext:value-type="float">
            <text:p>363,40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2.717494" calcext:value-type="float">
            <text:p>2,717</text:p>
          </table:table-cell>
          <table:table-cell table:style-name="ce8" office:value-type="float" office:value="2.455802" calcext:value-type="float">
            <text:p>2,456</text:p>
          </table:table-cell>
          <table:table-cell table:style-name="ce8" office:value-type="float" office:value="2.915513" calcext:value-type="float">
            <text:p>2,916</text:p>
          </table:table-cell>
          <table:table-cell table:formula="of:=AVERAGE([.C6:.E6])" office:value-type="float" office:value="2.69626966666667" calcext:value-type="float">
            <text:p>2,6962696667</text:p>
          </table:table-cell>
          <table:table-cell table:style-name="ce8" office:value-type="float" office:value="18.392747" calcext:value-type="float">
            <text:p>18,393</text:p>
          </table:table-cell>
          <table:table-cell table:style-name="ce8" office:value-type="float" office:value="18.570596" calcext:value-type="float">
            <text:p>18,571</text:p>
          </table:table-cell>
          <table:table-cell table:style-name="ce8" office:value-type="float" office:value="18.056898" calcext:value-type="float">
            <text:p>18,057</text:p>
          </table:table-cell>
          <table:table-cell table:formula="of:=AVERAGE([.G6:.I6])" office:value-type="float" office:value="18.3400803333333" calcext:value-type="float">
            <text:p>18,3400803333</text:p>
          </table:table-cell>
          <table:table-cell table:style-name="ce8" office:value-type="float" office:value="137.436029" calcext:value-type="float">
            <text:p>137,436</text:p>
          </table:table-cell>
          <table:table-cell table:style-name="ce8" office:value-type="float" office:value="137.616812" calcext:value-type="float">
            <text:p>137,617</text:p>
          </table:table-cell>
          <table:table-cell table:style-name="ce8" office:value-type="float" office:value="145.908405" calcext:value-type="float">
            <text:p>145,908</text:p>
          </table:table-cell>
          <table:table-cell table:formula="of:=AVERAGE([.K6:.M6])" office:value-type="float" office:value="140.320415333333" calcext:value-type="float">
            <text:p>140,3204153333</text:p>
          </table:table-cell>
          <table:table-cell table:number-columns-repeated="11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office:value-type="string" calcext:value-type="string">
            <text:p>Polus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table:number-columns-repeated="6"/>
          <table:table-cell office:value-type="string" calcext:value-type="string">
            <text:p>Polus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7.0876766666667" calcext:value-type="float">
            <text:p>17,088</text:p>
          </table:table-cell>
          <table:table-cell office:value-type="float" office:value="135.876573333333" calcext:value-type="float">
            <text:p>135,8765733333</text:p>
          </table:table-cell>
          <table:table-cell table:style-name="ce8" office:value-type="float" office:value="1071.39467066667" calcext:value-type="float">
            <text:p>1071,39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10" office:value-type="float" office:value="0.000001397783" calcext:value-type="float">
            <text:p>1,40E-06</text:p>
          </table:table-cell>
          <table:table-cell table:style-name="ce10" office:value-type="float" office:value="0.000000687303" calcext:value-type="float">
            <text:p>6,87E-07</text:p>
          </table:table-cell>
          <table:table-cell table:style-name="ce10" office:value-type="float" office:value="0.0000003405375" calcext:value-type="float">
            <text:p>3,41E-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9.822914" calcext:value-type="float">
            <text:p>9,823</text:p>
          </table:table-cell>
          <table:table-cell table:style-name="ce8" office:value-type="float" office:value="103.377509666667" calcext:value-type="float">
            <text:p>103,378</text:p>
          </table:table-cell>
          <table:table-cell table:style-name="ce8" office:value-type="float" office:value="673.837204" calcext:value-type="float">
            <text:p>673,83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style-name="ce10" office:value-type="float" office:value="0.000001397783" calcext:value-type="float">
            <text:p>1,40E-06</text:p>
          </table:table-cell>
          <table:table-cell table:style-name="ce10" office:value-type="float" office:value="0.000000687303" calcext:value-type="float">
            <text:p>6,87E-07</text:p>
          </table:table-cell>
          <table:table-cell table:style-name="ce10" office:value-type="float" office:value="0.0000003405375" calcext:value-type="float">
            <text:p>3,41E-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5.854091" calcext:value-type="float">
            <text:p>5,854</text:p>
          </table:table-cell>
          <table:table-cell table:style-name="ce8" office:value-type="float" office:value="45.2332896666667" calcext:value-type="float">
            <text:p>45,233</text:p>
          </table:table-cell>
          <table:table-cell table:style-name="ce8" office:value-type="float" office:value="363.4093" calcext:value-type="float">
            <text:p>363,40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0" office:value-type="float" office:value="0.000001397783" calcext:value-type="float">
            <text:p>1,40E-06</text:p>
          </table:table-cell>
          <table:table-cell table:style-name="ce10" office:value-type="float" office:value="0.000000687303" calcext:value-type="float">
            <text:p>6,87E-07</text:p>
          </table:table-cell>
          <table:table-cell table:style-name="ce10" office:value-type="float" office:value="0.0000003405375" calcext:value-type="float">
            <text:p>3,41E-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2.69626966666667" calcext:value-type="float">
            <text:p>2,696</text:p>
          </table:table-cell>
          <table:table-cell table:style-name="ce8" office:value-type="float" office:value="18.3400803333333" calcext:value-type="float">
            <text:p>18,340</text:p>
          </table:table-cell>
          <table:table-cell table:style-name="ce8" office:value-type="float" office:value="140.320415333333" calcext:value-type="float">
            <text:p>140,32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style-name="ce10" office:value-type="float" office:value="0.000001397783" calcext:value-type="float">
            <text:p>1,40E-06</text:p>
          </table:table-cell>
          <table:table-cell table:style-name="ce10" office:value-type="float" office:value="0.000000687303" calcext:value-type="float">
            <text:p>6,87E-07</text:p>
          </table:table-cell>
          <table:table-cell table:style-name="ce10" office:value-type="float" office:value="0.0000003405375" calcext:value-type="float">
            <text:p>3,41E-07</text:p>
          </table:table-cell>
          <table:table-cell table:number-columns-repeated="10"/>
        </table:table-row>
        <table:table-row table:style-name="ro1">
          <table:table-cell table:number-columns-repeated="13"/>
          <table:table-cell table:formula="of:=[.N13]/[.M13]" office:value-type="float" office:value="0.491709371197103" calcext:value-type="float">
            <text:p>0,4917093712</text:p>
          </table:table-cell>
          <table:table-cell table:formula="of:=[.O13]/[.N13]" office:value-type="float" office:value="0.495469247187921" calcext:value-type="float">
            <text:p>0,4954692472</text:p>
          </table:table-cell>
          <table:table-cell table:formula="of:=[.O17]*[.O18]" office:value-type="float" office:value="0.499257873225606" calcext:value-type="float">
            <text:p>0,4992578732</text:p>
          </table:table-cell>
          <table:table-cell table:formula="of:=[.O18]*[.P17]" office:value-type="float" office:value="0.503075469148576" calcext:value-type="float">
            <text:p>0,5030754691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[.O17]/[.N17]" office:value-type="float" office:value="1.00764654125193" calcext:value-type="float">
            <text:p>1,0076465413</text:p>
          </table:table-cell>
          <table:table-cell table:number-columns-repeated="1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formula="of:=[.D26]/[.C26]" office:value-type="float" office:value="7.86340538561669" calcext:value-type="float">
            <text:p>7,8634053856</text:p>
          </table:table-cell>
          <table:table-cell table:formula="of:=[.E26]/[.D26]" office:value-type="float" office:value="7.96713115275704" calcext:value-type="float">
            <text:p>7,9671311528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D27]/[.C27]" office:value-type="float" office:value="7.86340538561669" calcext:value-type="float">
            <text:p>7,8634053856</text:p>
          </table:table-cell>
          <table:table-cell table:formula="of:=[.E27]/[.D27]" office:value-type="float" office:value="7.91185339929075" calcext:value-type="float">
            <text:p>7,911853399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D28]/[.C28]" office:value-type="float" office:value="7.70820007226794" calcext:value-type="float">
            <text:p>7,7082000723</text:p>
          </table:table-cell>
          <table:table-cell table:formula="of:=[.E28]/[.D28]" office:value-type="float" office:value="7.89705135644582" calcext:value-type="float">
            <text:p>7,8970513564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[.D29]/[.C29]" office:value-type="float" office:value="7.69742718315716" calcext:value-type="float">
            <text:p>7,6974271832</text:p>
          </table:table-cell>
          <table:table-cell table:formula="of:=[.E29]/[.D29]" office:value-type="float" office:value="7.88227700628695" calcext:value-type="float">
            <text:p>7,8822770063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MPI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number-columns-repeated="4"/>
          <table:table-cell office:value-type="string" calcext:value-type="string">
            <text:p>MPI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office:value-type="string" calcext:value-type="string">
            <text:p>MPI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8" office:value-type="float" office:value="3.313381" calcext:value-type="float">
            <text:p>3,313</text:p>
          </table:table-cell>
          <table:table-cell office:value-type="float" office:value="26.054458" calcext:value-type="float">
            <text:p>26,054458</text:p>
          </table:table-cell>
          <table:table-cell table:style-name="ce8" office:value-type="float" office:value="207.579284" calcext:value-type="float">
            <text:p>207,579</text:p>
          </table:table-cell>
          <table:table-cell table:formula="of:=[.E26]*[.C20]" office:value-type="float" office:value="1632.28005974806" calcext:value-type="float">
            <text:p>1632,2800597481</text:p>
          </table:table-cell>
          <table:table-cell table:formula="of:=[.F26]*[.D20]" office:value-type="float" office:value="13004.5893140429" calcext:value-type="float">
            <text:p>13004,5893140429</text:p>
          </table:table-cell>
          <table:table-cell table:number-columns-repeated="2" office:value-type="string" calcext:value-type="string">
            <text:p>&gt;900</text:p>
          </table:table-cell>
          <table:table-cell/>
          <table:table-cell table:formula="of:=[.M28]/[.M26]" office:value-type="float" office:value="1.47596961041379" calcext:value-type="float">
            <text:p>1,4759696104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10" office:value-type="float" office:value="0.006053684" calcext:value-type="float">
            <text:p>6,05E-03</text:p>
          </table:table-cell>
          <table:table-cell table:style-name="ce8" office:value-type="float" office:value="0.006309747" calcext:value-type="float">
            <text:p>0,006</text:p>
          </table:table-cell>
          <table:table-cell table:number-columns-repeated="3"/>
          <table:table-cell table:formula="of:=[.U28]/[.U26]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8" office:value-type="float" office:value="0.006053684" calcext:value-type="float">
            <text:p>0,006</text:p>
          </table:table-cell>
          <table:table-cell table:style-name="ce8" office:value-type="float" office:value="0.01016196" calcext:value-type="float">
            <text:p>0,010</text:p>
          </table:table-cell>
          <table:table-cell table:formula="of:=[.W26]*[.P17]" office:value-type="float" office:value="0.00507343853740368" calcext:value-type="float">
            <text:p>0,0050734385</text:p>
          </table:table-cell>
          <table:table-cell table:formula="of:=[.X26]*[.Q17]" office:value-type="float" office:value="0.00255232247240082" calcext:value-type="float">
            <text:p>0,002552322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8" table:formula="of:=[.C26]/[.D32]" office:value-type="float" office:value="1.6677538192501" calcext:value-type="float">
            <text:p>1,668</text:p>
          </table:table-cell>
          <table:table-cell table:style-name="ce8" table:formula="of:=[.D26]/[.D32]" office:value-type="float" office:value="13.114224364174" calcext:value-type="float">
            <text:p>13,114</text:p>
          </table:table-cell>
          <table:table-cell table:style-name="ce8" table:formula="of:=[.E26]/[.E32]" office:value-type="float" office:value="103.757820614752" calcext:value-type="float">
            <text:p>103,758</text:p>
          </table:table-cell>
          <table:table-cell table:formula="of:=[.E27]*[.C21]" office:value-type="float" office:value="815.889805421889" calcext:value-type="float">
            <text:p>815,8898054219</text:p>
          </table:table-cell>
          <table:table-cell table:formula="of:=[.F27]*[.D21]" office:value-type="float" office:value="6455.20053047384" calcext:value-type="float">
            <text:p>6455,2005304739</text:p>
          </table:table-cell>
          <table:table-cell table:style-name="ce8" office:value-type="string" calcext:value-type="string">
            <text:p>&gt;600</text:p>
          </table:table-cell>
          <table:table-cell office:value-type="string" calcext:value-type="string">
            <text:p>&gt;60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8" table:formula="of:=AVERAGE([.M26];[.M28])" office:value-type="float" office:value="0.0049461405" calcext:value-type="float">
            <text:p>0,005</text:p>
          </table:table-cell>
          <table:table-cell table:style-name="ce8" table:number-columns-repeated="2"/>
          <table:table-cell table:number-columns-repeated="4"/>
          <table:table-cell office:value-type="float" office:value="256" calcext:value-type="float">
            <text:p>256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8" office:value-type="float" office:value="0.006053684" calcext:value-type="float">
            <text:p>0,006</text:p>
          </table:table-cell>
          <table:table-cell table:style-name="ce8" office:value-type="float" office:value="0.01016196" calcext:value-type="float">
            <text:p>0,010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8" office:value-type="float" office:value="0.855151" calcext:value-type="float">
            <text:p>0,855</text:p>
          </table:table-cell>
          <table:table-cell table:style-name="ce8" office:value-type="float" office:value="6.591675" calcext:value-type="float">
            <text:p>6,592</text:p>
          </table:table-cell>
          <table:table-cell table:style-name="ce8" office:value-type="float" office:value="52.054796" calcext:value-type="float">
            <text:p>52,055</text:p>
          </table:table-cell>
          <table:table-cell table:formula="of:=[.E28]*[.C22]" office:value-type="float" office:value="401.248782289093" calcext:value-type="float">
            <text:p>401,2487822891</text:p>
          </table:table-cell>
          <table:table-cell table:formula="of:=[.F28]*[.D22]" office:value-type="float" office:value="3168.68224044831" calcext:value-type="float">
            <text:p>3168,6822404483</text:p>
          </table:table-cell>
          <table:table-cell table:style-name="ce8" office:value-type="string" calcext:value-type="string">
            <text:p>&gt;300</text:p>
          </table:table-cell>
          <table:table-cell office:value-type="string" calcext:value-type="string">
            <text:p>&gt;300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8" office:value-type="float" office:value="0.005896965" calcext:value-type="float">
            <text:p>0,006</text:p>
          </table:table-cell>
          <table:table-cell table:style-name="ce8" office:value-type="float" office:value="0.009174437" calcext:value-type="float">
            <text:p>0,009</text:p>
          </table:table-cell>
          <table:table-cell table:style-name="ce8" office:value-type="float" office:value="0.01016196" calcext:value-type="float">
            <text:p>0,010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8" office:value-type="float" office:value="0.006053684" calcext:value-type="float">
            <text:p>0,006</text:p>
          </table:table-cell>
          <table:table-cell table:style-name="ce8" office:value-type="float" office:value="0.01016196" calcext:value-type="float">
            <text:p>0,010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8" table:formula="of:=[.C28]/[.D32]" office:value-type="float" office:value="0.430430833727103" calcext:value-type="float">
            <text:p>0,430</text:p>
          </table:table-cell>
          <table:table-cell table:style-name="ce8" office:value-type="float" office:value="3.31321" calcext:value-type="float">
            <text:p>3,313</text:p>
          </table:table-cell>
          <table:table-cell table:style-name="ce8" office:value-type="float" office:value="26.115639" calcext:value-type="float">
            <text:p>26,116</text:p>
          </table:table-cell>
          <table:table-cell table:formula="of:=[.E29]*[.C23]" office:value-type="float" office:value="201.023229544119" calcext:value-type="float">
            <text:p>201,0232295441</text:p>
          </table:table-cell>
          <table:table-cell table:formula="of:=[.F29]*[.D23]" office:value-type="float" office:value="1584.52077996516" calcext:value-type="float">
            <text:p>1584,5207799652</text:p>
          </table:table-cell>
          <table:table-cell table:style-name="ce8" office:value-type="string" calcext:value-type="string">
            <text:p>&gt;180</text:p>
          </table:table-cell>
          <table:table-cell office:value-type="string" calcext:value-type="string">
            <text:p>&gt;18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8" table:formula="of:=[.M27]*[.K26]" office:value-type="float" office:value="0.00730035306683689" calcext:value-type="float">
            <text:p>0,007</text:p>
          </table:table-cell>
          <table:table-cell table:style-name="ce8" office:value-type="float" office:value="0.009174437" calcext:value-type="float">
            <text:p>0,009</text:p>
          </table:table-cell>
          <table:table-cell table:style-name="ce8" office:value-type="float" office:value="0.01016196" calcext:value-type="float">
            <text:p>0,010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8" office:value-type="float" office:value="0.006053684" calcext:value-type="float">
            <text:p>0,006</text:p>
          </table:table-cell>
          <table:table-cell table:style-name="ce8" office:value-type="float" office:value="0.01016196" calcext:value-type="float">
            <text:p>0,010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</table:table-row>
        <table:table-row table:style-name="ro1">
          <table:table-cell table:number-columns-repeated="2"/>
          <table:table-cell table:formula="of:=[.C26]/[.C28]" office:value-type="float" office:value="3.87461512645135" calcext:value-type="float">
            <text:p>3,8746151265</text:p>
          </table:table-cell>
          <table:table-cell table:formula="of:=[.D26]/[.D28]" office:value-type="float" office:value="3.95263085634531" calcext:value-type="float">
            <text:p>3,9526308563</text:p>
          </table:table-cell>
          <table:table-cell table:formula="of:=[.E26]/[.E28]" office:value-type="float" office:value="3.9877071845599" calcext:value-type="float">
            <text:p>3,9877071846</text:p>
          </table:table-cell>
          <table:table-cell table:number-columns-repeated="8"/>
          <table:table-cell table:formula="of:=[.N29]/[.N17]" office:value-type="float" office:value="0.0186582512707947" calcext:value-type="float">
            <text:p>0,0186582513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[.D28]/[.D29]" office:value-type="float" office:value="1.98951319113488" calcext:value-type="float">
            <text:p>1,9895131911</text:p>
          </table:table-cell>
          <table:table-cell table:formula="of:=[.E28]/[.E29]" office:value-type="float" office:value="1.99324228673861" calcext:value-type="float">
            <text:p>1,993242286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30]/[.D31]" office:value-type="float" office:value="1.98673267106644" calcext:value-type="float">
            <text:p>1,9867326711</text:p>
          </table:table-cell>
          <table:table-cell table:formula="of:=[.E30]/[.E31]" office:value-type="float" office:value="2.00061337805786" calcext:value-type="float">
            <text:p>2,0006133781</text:p>
          </table:table-cell>
          <table:table-cell table:number-columns-repeated="2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1"/>
          <table:table-cell office:value-type="string" calcext:value-type="string">
            <text:p>OMP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office:value-type="string" calcext:value-type="string">
            <text:p>OMP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10" office:value-type="float" office:value="0.006053684" calcext:value-type="float">
            <text:p>6,05E-03</text:p>
          </table:table-cell>
          <table:table-cell table:style-name="ce8" office:value-type="float" office:value="0.006309747" calcext:value-type="float">
            <text:p>0,006</text:p>
          </table:table-cell>
          <table:table-cell table:style-name="ce10" office:value-type="float" office:value="0.006431089" calcext:value-type="float">
            <text:p>6,43E-03</text:p>
          </table:table-cell>
          <table:table-cell table:style-name="ce10" office:value-type="float" office:value="0.006436123" calcext:value-type="float">
            <text:p>6,44E-0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10" office:value-type="float" office:value="0.006053684" calcext:value-type="float">
            <text:p>6,05E-03</text:p>
          </table:table-cell>
          <table:table-cell table:style-name="ce8" office:value-type="float" office:value="0.01016196" calcext:value-type="float">
            <text:p>0,010</text:p>
          </table:table-cell>
          <table:table-cell table:formula="of:=[.W37]*[.P17]" office:value-type="float" office:value="0.00507343853740368" calcext:value-type="float">
            <text:p>0,0050734385</text:p>
          </table:table-cell>
          <table:table-cell table:formula="of:=[.X37]*[.Q17]" office:value-type="float" office:value="0.00255232247240082" calcext:value-type="float">
            <text:p>0,0025523225</text:p>
          </table:table-cell>
        </table:table-row>
        <table:table-row table:style-name="ro1">
          <table:table-cell table:number-columns-repeated="11"/>
          <table:table-cell office:value-type="float" office:value="256" calcext:value-type="float">
            <text:p>256</text:p>
          </table:table-cell>
          <table:table-cell table:style-name="ce8" table:number-columns-repeated="3"/>
          <table:table-cell table:number-columns-repeated="4"/>
          <table:table-cell office:value-type="float" office:value="256" calcext:value-type="float">
            <text:p>256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10" office:value-type="float" office:value="0.006053684" calcext:value-type="float">
            <text:p>6,05E-03</text:p>
          </table:table-cell>
          <table:table-cell table:style-name="ce8" office:value-type="float" office:value="0.01016196" calcext:value-type="float">
            <text:p>0,010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</table:table-row>
        <table:table-row table:style-name="ro1">
          <table:table-cell table:number-columns-repeated="11"/>
          <table:table-cell office:value-type="float" office:value="512" calcext:value-type="float">
            <text:p>512</text:p>
          </table:table-cell>
          <table:table-cell table:style-name="ce8" office:value-type="float" office:value="0.005896965" calcext:value-type="float">
            <text:p>0,006</text:p>
          </table:table-cell>
          <table:table-cell table:style-name="ce8" office:value-type="float" office:value="0.009174437" calcext:value-type="float">
            <text:p>0,009</text:p>
          </table:table-cell>
          <table:table-cell table:style-name="ce8" office:value-type="float" office:value="0.01016196" calcext:value-type="float">
            <text:p>0,010</text:p>
          </table:table-cell>
          <table:table-cell table:style-name="ce10" office:value-type="float" office:value="0.01067289" calcext:value-type="float">
            <text:p>1,07E-02</text:p>
          </table:table-cell>
          <table:table-cell table:style-name="ce10" office:value-type="float" office:value="0.01080706" calcext:value-type="float">
            <text:p>1,08E-0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10" office:value-type="float" office:value="0.006053684" calcext:value-type="float">
            <text:p>6,05E-03</text:p>
          </table:table-cell>
          <table:table-cell table:style-name="ce8" office:value-type="float" office:value="0.01016196" calcext:value-type="float">
            <text:p>0,010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</table:table-row>
        <table:table-row table:style-name="ro1">
          <table:table-cell table:number-columns-repeated="11"/>
          <table:table-cell office:value-type="float" office:value="1024" calcext:value-type="float">
            <text:p>1024</text:p>
          </table:table-cell>
          <table:table-cell table:style-name="ce8" table:number-columns-repeated="2"/>
          <table:table-cell table:style-name="ce8" office:value-type="float" office:value="0.01016196" calcext:value-type="float">
            <text:p>0,010</text:p>
          </table:table-cell>
          <table:table-cell table:style-name="ce10" office:value-type="float" office:value="0.01016196" calcext:value-type="float">
            <text:p>1,02E-02</text:p>
          </table:table-cell>
          <table:table-cell table:style-name="ce10" office:value-type="float" office:value="0.01067289" calcext:value-type="float">
            <text:p>1,07E-0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style-name="ce8" office:value-type="float" office:value="0.003995316" calcext:value-type="float">
            <text:p>0,004</text:p>
          </table:table-cell>
          <table:table-cell table:style-name="ce10" office:value-type="float" office:value="0.006053684" calcext:value-type="float">
            <text:p>6,05E-03</text:p>
          </table:table-cell>
          <table:table-cell table:style-name="ce8" office:value-type="float" office:value="0.01016196" calcext:value-type="float">
            <text:p>0,010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</table:table-row>
        <table:table-row table:style-name="ro1" table:number-rows-repeated="9">
          <table:table-cell table:number-columns-repeated="25"/>
        </table:table-row>
        <table:table-row table:style-name="ro1">
          <table:table-cell/>
          <table:table-cell office:value-type="string" calcext:value-type="string">
            <text:p>OMP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8" office:value-type="float" office:value="0.477684" calcext:value-type="float">
            <text:p>0,478</text:p>
          </table:table-cell>
          <table:table-cell office:value-type="float" office:value="3.375986" calcext:value-type="float">
            <text:p>3,375986</text:p>
          </table:table-cell>
          <table:table-cell table:style-name="ce8" office:value-type="float" office:value="26.441583" calcext:value-type="float">
            <text:p>26,442</text:p>
          </table:table-cell>
          <table:table-cell office:value-type="float" office:value="208.619916" calcext:value-type="float">
            <text:p>208,619916</text:p>
          </table:table-cell>
          <table:table-cell office:value-type="float" office:value="696.972411" calcext:value-type="float">
            <text:p>696,97241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8" table:formula="of:=[.C51]/[.E57]" office:value-type="float" office:value="0.234789767795219" calcext:value-type="float">
            <text:p>0,235</text:p>
          </table:table-cell>
          <table:table-cell table:style-name="ce8" table:formula="of:=[.D51]/[.F57]" office:value-type="float" office:value="1.67101441736432" calcext:value-type="float">
            <text:p>1,671</text:p>
          </table:table-cell>
          <table:table-cell table:style-name="ce8" table:formula="of:=[.E51]/[.E57]" office:value-type="float" office:value="12.9964854018724" calcext:value-type="float">
            <text:p>12,996</text:p>
          </table:table-cell>
          <table:table-cell table:style-name="ce8" table:formula="of:=[.F51]/[.F57]" office:value-type="float" office:value="103.260762155215" calcext:value-type="float">
            <text:p>103,261</text:p>
          </table:table-cell>
          <table:table-cell table:style-name="ce8" table:formula="of:=[.G51]/[.G57]" office:value-type="float" office:value="350.849850122331" calcext:value-type="float">
            <text:p>350,85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8" office:value-type="float" office:value="0.136582" calcext:value-type="float">
            <text:p>0,137</text:p>
          </table:table-cell>
          <table:table-cell table:style-name="ce8" office:value-type="float" office:value="0.870487" calcext:value-type="float">
            <text:p>0,870</text:p>
          </table:table-cell>
          <table:table-cell table:style-name="ce8" office:value-type="float" office:value="6.660204" calcext:value-type="float">
            <text:p>6,660</text:p>
          </table:table-cell>
          <table:table-cell office:value-type="float" office:value="52.372851" calcext:value-type="float">
            <text:p>52,372851</text:p>
          </table:table-cell>
          <table:table-cell office:value-type="float" office:value="174.686646" calcext:value-type="float">
            <text:p>174,68664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8" table:formula="of:=[.C53]/[.E56]" office:value-type="float" office:value="0.0699930754045972" calcext:value-type="float">
            <text:p>0,070</text:p>
          </table:table-cell>
          <table:table-cell table:style-name="ce8" table:formula="of:=[.D53]/[.F56]" office:value-type="float" office:value="0.441502512637951" calcext:value-type="float">
            <text:p>0,442</text:p>
          </table:table-cell>
          <table:table-cell table:style-name="ce8" office:value-type="float" office:value="3.413101" calcext:value-type="float">
            <text:p>3,413</text:p>
          </table:table-cell>
          <table:table-cell office:value-type="float" office:value="26.562999" calcext:value-type="float">
            <text:p>26,562999</text:p>
          </table:table-cell>
          <table:table-cell office:value-type="float" office:value="86.975737" calcext:value-type="float">
            <text:p>86,97573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.C51]/[.C53]" office:value-type="float" office:value="3.49741547202413" calcext:value-type="float">
            <text:p>3,497415472</text:p>
          </table:table-cell>
          <table:table-cell table:formula="of:=[.D51]/[.D53]" office:value-type="float" office:value="3.87827273698516" calcext:value-type="float">
            <text:p>3,878272737</text:p>
          </table:table-cell>
          <table:table-cell table:formula="of:=[.E51]/[.E53]" office:value-type="float" office:value="3.97008605141824" calcext:value-type="float">
            <text:p>3,9700860514</text:p>
          </table:table-cell>
          <table:table-cell table:formula="of:=[.F51]/[.F53]" office:value-type="float" office:value="3.9833599282193" calcext:value-type="float">
            <text:p>3,9833599282</text:p>
          </table:table-cell>
          <table:table-cell table:formula="of:=[.G51]/[.G53]" office:value-type="float" office:value="3.98984368272776" calcext:value-type="float">
            <text:p>3,9898436827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E53]/[.E54]" office:value-type="float" office:value="1.95136446299128" calcext:value-type="float">
            <text:p>1,951364463</text:p>
          </table:table-cell>
          <table:table-cell table:formula="of:=[.F53]/[.F54]" office:value-type="float" office:value="1.97164676322881" calcext:value-type="float">
            <text:p>1,9716467632</text:p>
          </table:table-cell>
          <table:table-cell table:formula="of:=[.G53]/[.G54]" office:value-type="float" office:value="2.00845261018024" calcext:value-type="float">
            <text:p>2,0084526102</text:p>
          </table:table-cell>
          <table:table-cell table:number-columns-repeated="18"/>
        </table:table-row>
        <table:table-row table:style-name="ro1">
          <table:table-cell table:number-columns-repeated="4"/>
          <table:table-cell table:formula="of:=[.E55]/[.E56]" office:value-type="float" office:value="2.03451796254014" calcext:value-type="float">
            <text:p>2,0345179625</text:p>
          </table:table-cell>
          <table:table-cell table:formula="of:=[.F55]/[.F56]" office:value-type="float" office:value="2.0203212880263" calcext:value-type="float">
            <text:p>2,020321288</text:p>
          </table:table-cell>
          <table:table-cell table:formula="of:=[.G55]/[.G56]" office:value-type="float" office:value="1.98652617567596" calcext:value-type="float">
            <text:p>1,9865261757</text:p>
          </table:table-cell>
          <table:table-cell table:number-columns-repeated="1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/>
          <table:table-cell table:number-columns-repeated="15"/>
          <table:table-cell table:style-name="ce14"/>
          <table:table-cell table:number-columns-repeated="8"/>
        </table:table-row>
        <table:table-row table:style-name="ro1">
          <table:table-cell table:style-name="ce2"/>
          <table:table-cell table:style-name="ce5" table:number-columns-repeated="14"/>
          <table:table-cell table:style-name="ce11"/>
          <table:table-cell table:style-name="ce14"/>
          <table:table-cell table:number-columns-repeated="8"/>
        </table:table-row>
        <table:table-row table:style-name="ro1">
          <table:table-cell table:style-name="ce3"/>
          <table:table-cell table:number-columns-repeated="14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table:number-columns-repeated="8"/>
          <table:table-cell office:value-type="string" calcext:value-type="string">
            <text:p>Polu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Polu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0001397783" calcext:value-type="float">
            <text:p>1,397783E-06</text:p>
          </table:table-cell>
          <table:table-cell office:value-type="float" office:value="0.000000687303" calcext:value-type="float">
            <text:p>6,87303E-07</text:p>
          </table:table-cell>
          <table:table-cell office:value-type="float" office:value="0.0000003405375" calcext:value-type="float">
            <text:p>3,405375E-07</text:p>
          </table:table-cell>
          <table:table-cell table:number-columns-repeated="2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17.0876766666667" calcext:value-type="float">
            <text:p>17,0876766667</text:p>
          </table:table-cell>
          <table:table-cell office:value-type="float" office:value="135.876573333333" calcext:value-type="float">
            <text:p>135,8765733333</text:p>
          </table:table-cell>
          <table:table-cell office:value-type="float" office:value="1071.39467066667" calcext:value-type="float">
            <text:p>1071,394670666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0001397783" calcext:value-type="float">
            <text:p>1,397783E-06</text:p>
          </table:table-cell>
          <table:table-cell office:value-type="float" office:value="0.000000687303" calcext:value-type="float">
            <text:p>6,87303E-07</text:p>
          </table:table-cell>
          <table:table-cell office:value-type="float" office:value="0.0000003405375" calcext:value-type="float">
            <text:p>3,405375E-07</text:p>
          </table:table-cell>
          <table:table-cell table:number-columns-repeated="2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9.822914" calcext:value-type="float">
            <text:p>9,822914</text:p>
          </table:table-cell>
          <table:table-cell office:value-type="float" office:value="103.377509666667" calcext:value-type="float">
            <text:p>103,3775096667</text:p>
          </table:table-cell>
          <table:table-cell office:value-type="float" office:value="673.837204" calcext:value-type="float">
            <text:p>673,83720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0001397783" calcext:value-type="float">
            <text:p>1,397783E-06</text:p>
          </table:table-cell>
          <table:table-cell office:value-type="float" office:value="0.000000687303" calcext:value-type="float">
            <text:p>6,87303E-07</text:p>
          </table:table-cell>
          <table:table-cell office:value-type="float" office:value="0.0000003405375" calcext:value-type="float">
            <text:p>3,405375E-07</text:p>
          </table:table-cell>
          <table:table-cell table:number-columns-repeated="2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5.854091" calcext:value-type="float">
            <text:p>5,854091</text:p>
          </table:table-cell>
          <table:table-cell office:value-type="float" office:value="45.2332896666667" calcext:value-type="float">
            <text:p>45,2332896667</text:p>
          </table:table-cell>
          <table:table-cell office:value-type="float" office:value="363.4093" calcext:value-type="float">
            <text:p>363,409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0001397783" calcext:value-type="float">
            <text:p>1,397783E-06</text:p>
          </table:table-cell>
          <table:table-cell office:value-type="float" office:value="0.000000687303" calcext:value-type="float">
            <text:p>6,87303E-07</text:p>
          </table:table-cell>
          <table:table-cell office:value-type="float" office:value="0.0000003405375" calcext:value-type="float">
            <text:p>3,405375E-07</text:p>
          </table:table-cell>
          <table:table-cell table:number-columns-repeated="2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.69626966666667" calcext:value-type="float">
            <text:p>2,6962696667</text:p>
          </table:table-cell>
          <table:table-cell office:value-type="float" office:value="18.3400803333333" calcext:value-type="float">
            <text:p>18,3400803333</text:p>
          </table:table-cell>
          <table:table-cell office:value-type="float" office:value="140.320415333333" calcext:value-type="float">
            <text:p>140,3204153333</text:p>
          </table:table-cell>
          <table:table-cell table:number-columns-repeated="10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table:number-columns-repeated="14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table:number-columns-repeated="8"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MPI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5896965" calcext:value-type="float">
            <text:p>0,005896965</text:p>
          </table:table-cell>
          <table:table-cell office:value-type="float" office:value="0.009174437" calcext:value-type="float">
            <text:p>0,009174437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128" calcext:value-type="float">
            <text:p>128</text:p>
          </table:table-cell>
          <table:table-cell office:value-type="float" office:value="3.313381" calcext:value-type="float">
            <text:p>3,313381</text:p>
          </table:table-cell>
          <table:table-cell office:value-type="float" office:value="26.054458" calcext:value-type="float">
            <text:p>26,054458</text:p>
          </table:table-cell>
          <table:table-cell office:value-type="float" office:value="207.579284" calcext:value-type="float">
            <text:p>207,579284</text:p>
          </table:table-cell>
          <table:table-cell office:value-type="float" office:value="1632.28005974806" calcext:value-type="float">
            <text:p>1632,2800597481</text:p>
          </table:table-cell>
          <table:table-cell office:value-type="float" office:value="13004.5893140429" calcext:value-type="float">
            <text:p>13004,5893140429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5896965" calcext:value-type="float">
            <text:p>0,005896965</text:p>
          </table:table-cell>
          <table:table-cell office:value-type="float" office:value="0.009174437" calcext:value-type="float">
            <text:p>0,009174437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office:value-type="float" office:value="1.6677538192501" calcext:value-type="float">
            <text:p>1,6677538193</text:p>
          </table:table-cell>
          <table:table-cell office:value-type="float" office:value="13.114224364174" calcext:value-type="float">
            <text:p>13,1142243642</text:p>
          </table:table-cell>
          <table:table-cell office:value-type="float" office:value="103.757820614752" calcext:value-type="float">
            <text:p>103,7578206148</text:p>
          </table:table-cell>
          <table:table-cell office:value-type="float" office:value="815.889805421889" calcext:value-type="float">
            <text:p>815,8898054219</text:p>
          </table:table-cell>
          <table:table-cell office:value-type="float" office:value="6455.20053047384" calcext:value-type="float">
            <text:p>6455,200530473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5896965" calcext:value-type="float">
            <text:p>0,005896965</text:p>
          </table:table-cell>
          <table:table-cell office:value-type="float" office:value="0.009174437" calcext:value-type="float">
            <text:p>0,009174437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512" calcext:value-type="float">
            <text:p>512</text:p>
          </table:table-cell>
          <table:table-cell office:value-type="float" office:value="0.855151" calcext:value-type="float">
            <text:p>0,855151</text:p>
          </table:table-cell>
          <table:table-cell office:value-type="float" office:value="6.591675" calcext:value-type="float">
            <text:p>6,591675</text:p>
          </table:table-cell>
          <table:table-cell office:value-type="float" office:value="52.054796" calcext:value-type="float">
            <text:p>52,054796</text:p>
          </table:table-cell>
          <table:table-cell office:value-type="float" office:value="401.248782289093" calcext:value-type="float">
            <text:p>401,2487822891</text:p>
          </table:table-cell>
          <table:table-cell office:value-type="float" office:value="3168.68224044831" calcext:value-type="float">
            <text:p>3168,6822404483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5896965" calcext:value-type="float">
            <text:p>0,005896965</text:p>
          </table:table-cell>
          <table:table-cell office:value-type="float" office:value="0.009174437" calcext:value-type="float">
            <text:p>0,009174437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1024" calcext:value-type="float">
            <text:p>1024</text:p>
          </table:table-cell>
          <table:table-cell office:value-type="float" office:value="0.430430833727103" calcext:value-type="float">
            <text:p>0,4304308337</text:p>
          </table:table-cell>
          <table:table-cell office:value-type="float" office:value="3.31321" calcext:value-type="float">
            <text:p>3,31321</text:p>
          </table:table-cell>
          <table:table-cell office:value-type="float" office:value="26.115639" calcext:value-type="float">
            <text:p>26,115639</text:p>
          </table:table-cell>
          <table:table-cell office:value-type="float" office:value="201.023229544119" calcext:value-type="float">
            <text:p>201,0232295441</text:p>
          </table:table-cell>
          <table:table-cell office:value-type="float" office:value="1584.52077996516" calcext:value-type="float">
            <text:p>1584,5207799652</text:p>
          </table:table-cell>
          <table:table-cell table:number-columns-repeated="8"/>
          <table:table-cell table:style-name="ce12"/>
          <table:table-cell table:style-name="ce14"/>
          <table:table-cell table:number-columns-repeated="8"/>
        </table:table-row>
        <table:table-row table:style-name="ro1" table:number-rows-repeated="2">
          <table:table-cell table:style-name="ce3"/>
          <table:table-cell table:number-columns-repeated="14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string" calcext:value-type="string">
            <text:p>OMP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office:value-type="string" calcext:value-type="string">
            <text:p>OMP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536" calcext:value-type="float">
            <text:p>1536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128" calcext:value-type="float">
            <text:p>128</text:p>
          </table:table-cell>
          <table:table-cell office:value-type="float" office:value="0.477684" calcext:value-type="float">
            <text:p>0,477684</text:p>
          </table:table-cell>
          <table:table-cell office:value-type="float" office:value="3.375986" calcext:value-type="float">
            <text:p>3,375986</text:p>
          </table:table-cell>
          <table:table-cell office:value-type="float" office:value="26.441583" calcext:value-type="float">
            <text:p>26,441583</text:p>
          </table:table-cell>
          <table:table-cell office:value-type="float" office:value="208.619916" calcext:value-type="float">
            <text:p>208,619916</text:p>
          </table:table-cell>
          <table:table-cell office:value-type="float" office:value="696.972411" calcext:value-type="float">
            <text:p>696,97241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03995316" calcext:value-type="float">
            <text:p>0,003995316</text:p>
          </table:table-cell>
          <table:table-cell office:value-type="float" office:value="0.006053684" calcext:value-type="float">
            <text:p>0,006053684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office:value-type="float" office:value="0.234789767795219" calcext:value-type="float">
            <text:p>0,2347897678</text:p>
          </table:table-cell>
          <table:table-cell office:value-type="float" office:value="1.67101441736432" calcext:value-type="float">
            <text:p>1,6710144174</text:p>
          </table:table-cell>
          <table:table-cell office:value-type="float" office:value="12.9964854018724" calcext:value-type="float">
            <text:p>12,9964854019</text:p>
          </table:table-cell>
          <table:table-cell office:value-type="float" office:value="103.260762155215" calcext:value-type="float">
            <text:p>103,2607621552</text:p>
          </table:table-cell>
          <table:table-cell office:value-type="float" office:value="350.849850122331" calcext:value-type="float">
            <text:p>350,8498501223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003995316" calcext:value-type="float">
            <text:p>0,003995316</text:p>
          </table:table-cell>
          <table:table-cell office:value-type="float" office:value="0.006053684" calcext:value-type="float">
            <text:p>0,006053684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512" calcext:value-type="float">
            <text:p>512</text:p>
          </table:table-cell>
          <table:table-cell office:value-type="float" office:value="0.136582" calcext:value-type="float">
            <text:p>0,136582</text:p>
          </table:table-cell>
          <table:table-cell office:value-type="float" office:value="0.870487" calcext:value-type="float">
            <text:p>0,870487</text:p>
          </table:table-cell>
          <table:table-cell office:value-type="float" office:value="6.660204" calcext:value-type="float">
            <text:p>6,660204</text:p>
          </table:table-cell>
          <table:table-cell office:value-type="float" office:value="52.372851" calcext:value-type="float">
            <text:p>52,372851</text:p>
          </table:table-cell>
          <table:table-cell office:value-type="float" office:value="174.686646" calcext:value-type="float">
            <text:p>174,68664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03995316" calcext:value-type="float">
            <text:p>0,003995316</text:p>
          </table:table-cell>
          <table:table-cell office:value-type="float" office:value="0.006053684" calcext:value-type="float">
            <text:p>0,006053684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3"/>
          <table:table-cell office:value-type="float" office:value="1024" calcext:value-type="float">
            <text:p>1024</text:p>
          </table:table-cell>
          <table:table-cell office:value-type="float" office:value="0.0699930754045972" calcext:value-type="float">
            <text:p>0,0699930754</text:p>
          </table:table-cell>
          <table:table-cell office:value-type="float" office:value="0.441502512637951" calcext:value-type="float">
            <text:p>0,4415025126</text:p>
          </table:table-cell>
          <table:table-cell office:value-type="float" office:value="3.413101" calcext:value-type="float">
            <text:p>3,413101</text:p>
          </table:table-cell>
          <table:table-cell office:value-type="float" office:value="26.562999" calcext:value-type="float">
            <text:p>26,562999</text:p>
          </table:table-cell>
          <table:table-cell office:value-type="float" office:value="86.975737" calcext:value-type="float">
            <text:p>86,97573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003995316" calcext:value-type="float">
            <text:p>0,003995316</text:p>
          </table:table-cell>
          <table:table-cell office:value-type="float" office:value="0.006053684" calcext:value-type="float">
            <text:p>0,006053684</text:p>
          </table:table-cell>
          <table:table-cell office:value-type="float" office:value="0.01016196" calcext:value-type="float">
            <text:p>0,01016196</text:p>
          </table:table-cell>
          <table:table-cell office:value-type="float" office:value="0.00507343853740368" calcext:value-type="float">
            <text:p>0,0050734385</text:p>
          </table:table-cell>
          <table:table-cell office:value-type="float" office:value="0.00255232247240082" calcext:value-type="float">
            <text:p>0,0025523225</text:p>
          </table:table-cell>
          <table:table-cell table:style-name="ce12"/>
          <table:table-cell table:style-name="ce14"/>
          <table:table-cell table:number-columns-repeated="8"/>
        </table:table-row>
        <table:table-row table:style-name="ro1" table:number-rows-repeated="2">
          <table:table-cell table:style-name="ce3"/>
          <table:table-cell table:number-columns-repeated="14"/>
          <table:table-cell table:style-name="ce12"/>
          <table:table-cell table:style-name="ce14"/>
          <table:table-cell table:number-columns-repeated="8"/>
        </table:table-row>
        <table:table-row table:style-name="ro1">
          <table:table-cell table:style-name="ce4"/>
          <table:table-cell table:style-name="ce6" table:number-columns-repeated="14"/>
          <table:table-cell table:style-name="ce13"/>
          <table:table-cell table:style-name="ce14"/>
          <table:table-cell table:number-columns-repeated="8"/>
        </table:table-row>
        <table:table-row table:style-name="ro1" table:number-rows-repeated="3">
          <table:table-cell table:style-name="ce1"/>
          <table:table-cell table:number-columns-repeated="15"/>
          <table:table-cell table:style-name="ce14"/>
          <table:table-cell table:number-columns-repeated="8"/>
        </table:table-row>
        <table:table-row table:style-name="ro1">
          <table:table-cell table:style-name="ce1"/>
          <table:table-cell table:number-columns-repeated="15"/>
          <table:table-cell table:style-name="ce1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.00.0000</text:date>, <text:time style:data-style-name="N2" text:time-value="01:23:45.7710939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3:50:06.840582964</meta:creation-date>
    <dc:date>2018-12-16T02:04:26.671060004</dc:date>
    <meta:editing-duration>PT40M18S</meta:editing-duration>
    <meta:editing-cycles>4</meta:editing-cycles>
    <meta:generator>LibreOffice/5.1.6.2$Linux_X86_64 LibreOffice_project/10m0$Build-2</meta:generator>
    <meta:document-statistic meta:table-count="1" meta:cell-count="461" meta:object-count="0"/>
  </office:meta>
</office:document-meta>
</file>